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name="Times New Roman1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19, 1894</text:p>
      <text:p text:style-name="P2">Month<text:tab/><text:tab/><text:tab/><text:tab/><text:tab/><text:tab/>October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Sweatshop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 sermon was partially published under the title "The Condition of the Jewish Poor" in the <text:span text:style-name="T6">Jewish Exponent</text:span><text:span text:style-name="T7"> on October 19, 1894.</text:span></text:p>
      <text:p text:style-name="P4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REET./</text:p>
      <text:p text:style-name="P5">PHILADELPHIA, 189/</text:p>
      <text:p text:style-name="P5"/>
      <text:p text:style-name="P4">[Front Cover]</text:p>
      <text:p text:style-name="P4">[Note: The number "145" is written in pencil and circled in the top right corner of the page.]</text:p>
      <text:p text:style-name="P4"/>
      <text:p text:style-name="P6">For the day of Kippur [Hebrew]/</text:p>
      <text:p text:style-name="P6"/>
      <text:p text:style-name="P6">It was <text:span text:style-name="T1">nearly</text:span><text:span text:style-name="T3"> published </text:span><text:span text:style-name="T1">as a whole</text:span><text:span text:style-name="T3"> nearly entirely/</text:span></text:p>
      <text:p text:style-name="P8">in the Jewish Exponent/</text:p>
      <text:p text:style-name="P8">with some corrections &amp; emendations/</text:p>
      <text:p text:style-name="P8"/>
      <text:p text:style-name="P9">[Page 1]</text:p>
      <text:p text:style-name="P4"><text:span text:style-name="T3">Miss O'Reilly's Report, which all must have read/ in Philadelphia papers on the 24th day of last month,/ was a </text:span><text:span text:style-name="T1">very</text:span><text:span text:style-name="T3"> sad revelation the sadder to Jewish hearts, because/ it bore on its face the aspect of genuineness. <text:s/>That to the/ dishonor of the fair name of Israel, out of 555 black/ spots--not homes and </text:span><text:soft-page-break/><text:span text:style-name="T3">not houses--the writer should have/ discovered the largest elements of wretchedness among our/ people of foreign birth, is a record offensive to the re-/-ligion which we profess, discreditable to merchants/ of our faith, while humanity shudders at the nar-/-rative. <text:s/>Inequity alone could have conceived/ the sweating system, so prolific of evils--a system/ stunting the growth of children employed under it,/ bending with premature old age men and women in/ the prime of life, tainting the atmosphere with/ foul vapors, bereaving many a mother of her young./ <text:s/></text:span></text:p>
      <text:p text:style-name="P9"><text:tab/>Incredible it would seem, if the informant were/ not reliable, that in this century of undoubted pro-/-gress; in this century and in this country, whose inven-/-tive genius has increased a hundred fold what contributes/</text:p>
      <text:p text:style-name="P9"/>
      <text:p text:style-name="P9">[Page 2]</text:p>
      <text:p text:style-name="P4"><text:span text:style-name="T3">to indoors and outdoors comforts, morals should ne-/-vertheless be still so low, that an Isaiah would with righteous/ indignation </text:span><text:span text:style-name="T1">would</text:span><text:span text:style-name="T3"> repeat his denunciatory address against/ the rich: "Ye have in your houses what ye have/ robbed </text:span><text:span text:style-name="T1">out of</text:span><text:span text:style-name="T3"> from the poor" [Hebrew] "What/ mean ye that crush my people and grind the face/ of the poor" [Hebrew]. <text:s/>Brethren./ <text:s/>The spirit of Moses spoke then by the lips of the/ son of Amoz, for, none more compassionate than/ the legislator who had stood in holy communion/ with the God of Sinai. <text:s/>Not alone in the denial of/ rightly earned wages Moses condemns as wicked,/ but even the delay of payment he declares a sin./ <text:s/>The inspired Lawgiver who in the book of Leviticus/ asked that we shall not let our journeyman/ go home at night without his daily hire [Hebrew]/ [Hebrew], respected the same commandment with/ greater emphasis in Deuteronomy, shortly before/ his death [Hebrew]/ [Hebrew] "Thou shalt not defraud a hired man poor/ and needy"--that is, thou shalt not take advantage of his/ unfortunate condition--"whether he be one of thy brethren,/</text:span></text:p>
      <text:p text:style-name="P9"/>
      <text:p text:style-name="P9">[Page 3]</text:p>
      <text:p text:style-name="P9">or of the strangers that are in thy land, within thy/ gates" [Hebrew]/ "On the same day thou shalt give him his wages, let not/ the sun go down upon it, for he is poor, and he has/ set his heart upon it" [Hebrew]/ "He may cry unto the Lord against thee, and it will/ be a sin unto thee." <text:s/>How the soul of our immortal/ teacher would kindle with wrath at the thought/ of such scenes, as recently witnessed in Philadel-/-phia! <text:s/>Families vegetating in holes, poisoned/ with pestilential air, stitching, and stitching and/ stitching, twelve or fourteen hours a day to receive/ what does not suffice to procure a scanty meal./ <text:s/>For, among the heartrending sights described, was the/ terrible spectacle which met Miss O'Reilly's searching in Alaska St./ <text:s/>A man, his wife and five children occupying a single/ room in which all ate, worked and slept. <text:s/>The/ father being in poor health, was unable to help any./ <text:s/>The mother was blinding herself over a work that/ brought almost nothing. <text:s/>She complained of the/</text:p>
      <text:p text:style-name="P9"/>
      <text:p text:style-name="P9">[Page 4]</text:p>
      <text:p text:style-name="P4"><text:span text:style-name="T3">hard times and said: "I can get only bread for my child-/-ren" <text:s/>The proof of her statement was </text:span><text:span text:style-name="T1">evidenced in</text:span><text:span text:style-name="T3">/ the five little ones </text:span><text:span text:style-name="T1">being</text:span><text:span text:style-name="T3"> gathered about a very small/ table, upon which had been placed a loaf of rye/ bread. <text:s/>Like a lot of young wolves they made a/ scramble for possession, until each had succeeded/ in getting a share, </text:span><text:span text:style-name="T1">as much as</text:span><text:span text:style-name="T3"> the tiny </text:span><text:span text:style-name="T1">would</text:span><text:span text:style-name="T3"> hands of the smallest tightly holding what it could grasp./ <text:s/>That was their noonday meal. <text:s/>How the soul of/ Moses would burn with indignation at man's revolting/ cruelty against his fellow-man, he that forbade/ the least unkindness to dumb animals, he who would/ not allow, </text:span><text:span text:style-name="T1">young</text:span><text:span text:style-name="T3"> a nest of birds to be taken off while the mother/ is there lying by her young; he would would not allow two/ beasts of unequal strength to be </text:span><text:span text:style-name="T1">tied together</text:span><text:span text:style-name="T3"> yoked abreast/ when at work; not even to muzzle an ox so as to/ prevent its eating of the grass of the field, in which/ </text:span><text:span text:style-name="T1">he</text:span><text:span text:style-name="T3"> it labors for the benefit of its owner. <text:s/>Upon this/ day of atonement, our supremely humane legislator would thus/ address a people whom he sought to instruct nobly:/ "Progeny of Abraham, the merciful. <text:s/>Let those who are/ guilty of a heinous crime, go in search of the places/ which testify against their inhumanity and bring there/</text:span></text:p>
      <text:p text:style-name="P9"><text:soft-page-break/></text:p>
      <text:p text:style-name="P9">[Page 5]</text:p>
      <text:p text:style-name="P4"><text:span text:style-name="T3">an atonement offering, which will change disease/ into health, hunger into full satisfaction, gloom/ into light. <text:s/>That will be a Kippur most accept-/-able to the Lord". <text:s/>Brethren. <text:s/>I </text:span><text:span text:style-name="T1">pray</text:span><text:span text:style-name="T3"> fervently/ hope that none whom I address is stained with the grie-/-vous sin which Miss O'Reilly imputed </text:span><text:span text:style-name="T1">against</text:span><text:span text:style-name="T3"> to heartless/ merchants and the agents of their insatiable greed. <text:s/>I gladly/ buoy myself up with the belief that not one comes under the condemnation of/ Jeremiah: "Woe unto him that builds his house by/ unrighteousness and his chambers by injustice; that/ makes his neighbor work without wages and gives/ im not his hire." <text:s/>But I beseech all within reach/ of my voice to bring an expiatory sacrifice for any/ trespass committed. <text:s/></text:span><text:span text:style-name="T1">by</text:span><text:span text:style-name="T3"> Let it be the exercise of beneficence, which/ has </text:span><text:span text:style-name="T1">life</text:span><text:span text:style-name="T3"> as a reward the enjoyment of a terrestrial life, </text:span><text:span text:style-name="T1">as a reward,</text:span><text:span text:style-name="T3">/ and immortality [Hebrew]/</text:span></text:p>
      <text:p text:style-name="P4"><text:span text:style-name="T3"><text:tab/>It is not a figure of speech in which I indulge, but a truth very melancholy indeed which I must report. <text:s/>Star-/-vation with its gaunt visage has stood at the gates/ of the United Hebrew charities. <text:s/>For the twenty fifth year/ of its existence was marked by suffering unforeseen and/ unprecedented. <text:s/>Not infrequently poverty/</text:span></text:p>
      <text:p text:style-name="P4"><text:span text:style-name="T3"/></text:p>
      <text:p text:style-name="P4"><text:span text:style-name="T3">[Page 6]</text:span></text:p>
      <text:p text:style-name="P4"><text:span text:style-name="T3">follows close at the heels of improvidence. <text:s/>A father's/ intemperance, or his disposition to venture his earnings/ at the gaming board, has plunged </text:span><text:span text:style-name="T1">a</text:span><text:span text:style-name="T3"> families into the/ lowest depths of misery. <text:s/>But it was not the fault/ of many wage-earning men and women, if in the/ year 1894, </text:span><text:span text:style-name="T1">idleness</text:span><text:span text:style-name="T3"> inactivity refused them bread. <text:s/>A far extended/ stagnation in trade, the impossibility to obtain situa-/-tions, when forges and factories were closed, or had reduced/ their workings to a minimum, when shop-keepers/ dismissed their helps, or retained only very few, compelled/ the industrious to beg and brought our United charities/ to a strait never before experienced. <text:s/>The news that/ the institution had closed its doors, spread abroad, and/ all who have the honor of Philadelphia Jews at/ heart, lamented the circumstance. <text:s/>But that honor was/ soon redeemed, for thousands were poured </text:span><text:span text:style-name="T1">in</text:span><text:span text:style-name="T3"> into the trea-/sury to prevent scenes, too distressing to behold./ <text:s/>Still, more than the emergency fund supplied was/ spent, and now the United Charities looks to us/ prayfully[sic!] and hopefully for donations, which will/</text:span></text:p>
      <text:p text:style-name="P4"><text:span text:style-name="T3"/></text:p>
      <text:p text:style-name="P4"><text:span text:style-name="T3">[Page 7]</text:span></text:p>
      <text:p text:style-name="P4"><text:span text:style-name="T3">exceed by far those of past years. <text:s/>I rejoice/ to notice that among donors, some of our Mickv</text:span><text:span text:style-name="T4">é</text:span><text:span text:style-name="T5">/ Israel figure prominently, but I mean no reflection/ on any of my brethren especially, when I add that, contrasted with/ other congregations, we stand below the mark./</text:span></text:p>
      <text:p text:style-name="P4"><text:span text:style-name="T5">Nothing human is perfect and it is not impossible/ that in the administration of a most difficult,/ arduous and delicate trust, errors may occur, but/ personal experience warrants me to say that/ our generous gifts are now distributed with a sys-/-tem that commends itself to our approval. <text:s/>The of-/ficials are entitled to our confidence, for each </text:span><text:span text:style-name="T2">m</text:span><text:span text:style-name="T5"> labors/ in his sphere with a zeal which practical religion/ inspires, and while the oldest member of the/ Mickv</text:span><text:span text:style-name="T4">é</text:span><text:span text:style-name="T5"> Israel congregation presides by an honorary/ title due to his venerable age and character, the/ actual President, his coadjutor, the unwavering/ and untiring corps of women, at whose head stands/ an Esther,--the queen of </text:span><text:span text:style-name="T2">charity</text:span><text:span text:style-name="T5"> benefactions--labor unitedly to a blissful/ end. <text:s/>[Hebrew] "Happy is he who/ considereth the poor, the Lord will deliver him/ in the day of </text:span><text:span text:style-name="T2">sorrow</text:span><text:span text:style-name="T5"> trouble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30T15:25:46.42</meta:creation-date>
    <dc:date>2012-09-04T11:24:55.91</dc:date>
    <dc:creator>Penn Libraries</dc:creator>
    <meta:editing-duration>PT00H22M3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8" meta:word-count="1571" meta:character-count="9616"/>
  </office:meta>
</office:document-meta>
</file>